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antarell" svg:font-family="Cantarell" style:font-pitch="variable"/>
    <style:font-face style:name="Cantarell Thin" svg:font-family="'Cantarell Thin'" style:font-pitch="variable"/>
    <style:font-face style:name="Gentium Book Basic" svg:font-family="'Gentium Book Basic'" style:font-pitch="variable"/>
    <style:font-face style:name="Liberation Serif2" svg:font-family="'Liberation Serif'" style:font-pitch="variable"/>
    <style:font-face style:name="Linux Libertine Mono O" svg:font-family="'Linux Libertine Mono O'" style:font-pitch="variable"/>
    <style:font-face style:name="MathJax_Math" svg:font-family="MathJax_Math" style:font-pitch="variable"/>
    <style:font-face style:name="Symbola" svg:font-family="Symbola" style:font-pitch="variable"/>
    <style:font-face style:name="Liberation Serif4" svg:font-family="'Liberation Serif'" style:font-family-generic="modern"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MathJax_Math" fo:font-size="8pt" style:text-underline-style="none" fo:font-weight="normal" officeooo:rsid="002f48ef" officeooo:paragraph-rsid="000a4bda" style:font-name-asian="Liberation Serif1" style:font-size-asian="8pt" style:font-weight-asian="normal" style:font-name-complex="Liberation Serif1" style:font-size-complex="8pt" style:font-weight-complex="normal"/>
    </style:style>
    <style:style style:name="P2" style:family="paragraph" style:parent-style-name="Standard">
      <style:paragraph-properties fo:text-align="center" style:justify-single-word="false"/>
      <style:text-properties style:font-name="MathJax_Math" fo:font-size="8pt" style:text-underline-style="none" fo:font-weight="normal" officeooo:rsid="0030d4f6" officeooo:paragraph-rsid="000a4bda" style:font-name-asian="Liberation Serif1" style:font-size-asian="8pt" style:font-weight-asian="normal" style:font-name-complex="Liberation Serif1" style:font-size-complex="8pt" style:font-weight-complex="normal"/>
    </style:style>
    <style:style style:name="P3" style:family="paragraph" style:parent-style-name="Standard">
      <style:paragraph-properties fo:text-align="center" style:justify-single-word="false"/>
      <style:text-properties style:font-name="MathJax_Math" fo:font-size="8pt" style:text-underline-style="none" fo:font-weight="normal" officeooo:rsid="0030d4f6" officeooo:paragraph-rsid="000a4bda" style:font-size-asian="8pt" style:font-weight-asian="normal" style:font-size-complex="8pt" style:font-weight-complex="normal"/>
    </style:style>
    <style:style style:name="P4" style:family="paragraph" style:parent-style-name="Standard">
      <style:paragraph-properties fo:text-align="center" style:justify-single-word="false"/>
      <style:text-properties style:font-name="Linux Libertine Mono O" fo:font-size="10.5pt" fo:font-weight="bold" officeooo:rsid="0000b10f" officeooo:paragraph-rsid="000a4bda"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nux Libertine Mono O" fo:font-size="9pt" style:text-underline-style="none" fo:font-weight="normal" officeooo:rsid="001c3edd" officeooo:paragraph-rsid="000a4bda" style:font-name-asian="Liberation Serif1" style:font-size-asian="9pt" style:font-weight-asian="normal" style:font-name-complex="Liberation Serif1" style:font-size-complex="9pt" style:font-weight-complex="normal"/>
    </style:style>
    <style:style style:name="P6" style:family="paragraph" style:parent-style-name="Standard">
      <style:paragraph-properties fo:text-align="center" style:justify-single-word="false"/>
      <style:text-properties officeooo:rsid="0000b10f" officeooo:paragraph-rsid="000a4bda"/>
    </style:style>
    <style:style style:name="P7" style:family="paragraph" style:parent-style-name="Standard">
      <style:paragraph-properties fo:text-align="center" style:justify-single-word="false"/>
      <style:text-properties fo:font-size="8pt" style:text-underline-style="none" fo:font-weight="bold" officeooo:rsid="0000b10f" officeooo:paragraph-rsid="000a4bda" style:font-size-asian="8pt" style:font-weight-asian="bold" style:font-size-complex="8pt" style:font-weight-complex="bold"/>
    </style:style>
    <style:style style:name="P8" style:family="paragraph" style:parent-style-name="Standard">
      <style:paragraph-properties fo:text-align="center" style:justify-single-word="false"/>
      <style:text-properties fo:font-size="8pt" style:text-underline-style="none" fo:font-weight="bold" officeooo:rsid="00243e28" officeooo:paragraph-rsid="000a4bda" style:font-size-asian="8pt" style:font-weight-asian="bold" style:font-size-complex="8pt" style:font-weight-complex="bold"/>
    </style:style>
    <style:style style:name="P9" style:family="paragraph" style:parent-style-name="Standard">
      <style:paragraph-properties fo:text-align="justify" style:justify-single-word="false"/>
      <style:text-properties fo:font-size="8pt" style:text-underline-style="none" officeooo:rsid="0000b10f" officeooo:paragraph-rsid="000a4bda" style:font-size-asian="8pt" style:font-size-complex="8pt"/>
    </style:style>
    <style:style style:name="P10" style:family="paragraph" style:parent-style-name="Standard">
      <style:paragraph-properties fo:text-align="justify" style:justify-single-word="false"/>
      <style:text-properties fo:font-size="8pt" style:text-underline-style="none" fo:font-weight="normal" officeooo:rsid="00094a86" officeooo:paragraph-rsid="000a4bda"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fo:font-size="8pt" style:text-underline-style="none" fo:font-weight="normal" officeooo:rsid="001c1fec" officeooo:paragraph-rsid="000a4bda" style:font-size-asian="8pt" style:font-weight-asian="normal" style:font-size-complex="8pt" style:font-weight-complex="normal"/>
    </style:style>
    <style:style style:name="P12" style:family="paragraph" style:parent-style-name="Standard">
      <style:paragraph-properties fo:text-align="justify" style:justify-single-word="false"/>
      <style:text-properties fo:font-size="8pt" style:text-underline-style="none" fo:font-weight="normal" officeooo:rsid="00243e28" officeooo:paragraph-rsid="000a4bda" style:font-size-asian="8pt" style:font-weight-asian="normal" style:font-size-complex="8pt" style:font-weight-complex="normal"/>
    </style:style>
    <style:style style:name="P13"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0a4bda" style:font-size-asian="9pt" style:font-size-complex="9pt"/>
    </style:style>
    <style:style style:name="P14"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0a4bda"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0a4bda" style:font-size-asian="9pt" style:font-weight-asian="normal" style:font-size-complex="9pt" style:font-weight-complex="normal"/>
    </style:style>
    <style:style style:name="P16" style:family="paragraph" style:parent-style-name="Standard">
      <style:paragraph-properties fo:text-align="justify" style:justify-single-word="false"/>
      <style:text-properties fo:font-size="9pt" style:text-underline-style="none" officeooo:rsid="0000b10f" officeooo:paragraph-rsid="000a4bda" style:font-size-asian="9pt" style:font-size-complex="9pt"/>
    </style:style>
    <style:style style:name="P17" style:family="paragraph" style:parent-style-name="Standard">
      <style:paragraph-properties fo:text-align="justify" style:justify-single-word="false"/>
      <style:text-properties fo:font-size="9pt" style:text-underline-style="none" fo:font-weight="normal" officeooo:rsid="00094a86" officeooo:paragraph-rsid="000a4bda" style:font-size-asian="9pt" style:font-weight-asian="normal" style:font-size-complex="9pt" style:font-weight-complex="normal"/>
    </style:style>
    <style:style style:name="P18" style:family="paragraph" style:parent-style-name="Standard">
      <style:paragraph-properties fo:text-align="center" style:justify-single-word="false"/>
      <style:text-properties fo:font-size="9pt" style:text-underline-style="none" fo:font-weight="bold" officeooo:rsid="00243e28" officeooo:paragraph-rsid="000a4bda" style:font-size-asian="9pt" style:font-weight-asian="bold" style:font-size-complex="9pt" style:font-weight-complex="bold"/>
    </style:style>
    <style:style style:name="P19"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0a4bda" style:font-name-asian="Liberation Serif1" style:font-size-asian="8pt" style:font-weight-asian="normal" style:font-name-complex="Liberation Serif1" style:font-size-complex="8pt" style:font-weight-complex="normal"/>
    </style:style>
    <style:style style:name="P2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0a4bda" style:font-name-asian="Liberation Serif1" style:font-size-asian="10.5pt" style:font-weight-asian="normal" style:font-name-complex="Liberation Serif1" style:font-size-complex="10.5pt" style:font-weight-complex="normal"/>
    </style:style>
    <style:style style:name="P21"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0a4bda" style:font-name-asian="Liberation Serif1" style:font-size-asian="10.5pt" style:font-weight-asian="normal" style:font-name-complex="Liberation Serif1" style:font-size-complex="10.5pt" style:font-weight-complex="normal"/>
    </style:style>
    <style:style style:name="P22"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0a4bda" style:font-name-asian="Liberation Serif1" style:font-size-asian="10.5pt" style:font-weight-asian="normal" style:font-name-complex="Liberation Serif1" style:font-size-complex="10.5pt" style:font-weight-complex="normal"/>
    </style:style>
    <style:style style:name="P23"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0a4bda" style:font-name-asian="Liberation Serif1" style:font-size-asian="10.5pt" style:font-weight-asian="normal" style:font-name-complex="Liberation Serif1" style:font-size-complex="10.5pt" style:font-weight-complex="normal"/>
    </style:style>
    <style:style style:name="P24"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0a4bda" style:font-name-asian="Liberation Serif1" style:font-size-asian="10.5pt" style:font-weight-asian="normal" style:font-name-complex="Liberation Serif1" style:font-size-complex="10.5pt" style:font-weight-complex="normal"/>
    </style:style>
    <style:style style:name="P25"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0a4bda" style:font-name-asian="Liberation Serif1" style:font-size-asian="10.5pt" style:font-weight-asian="normal" style:font-name-complex="Liberation Serif1" style:font-size-complex="10.5pt" style:font-weight-complex="normal"/>
    </style:style>
    <style:style style:name="P26"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0a4bda" style:font-name-asian="Liberation Serif1" style:font-size-asian="10.5pt" style:font-weight-asian="normal" style:font-name-complex="Liberation Serif1" style:font-size-complex="10.5pt" style:font-weight-complex="normal"/>
    </style:style>
    <style:style style:name="P27"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0a4bda" style:font-name-asian="Liberation Serif1" style:font-size-asian="10.5pt" style:font-weight-asian="bold" style:font-name-complex="Liberation Serif1" style:font-size-complex="10.5pt" style:font-weight-complex="bold"/>
    </style:style>
    <style:style style:name="P28"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0a4bda" style:font-name-asian="Liberation Serif1" style:font-size-asian="8pt" style:font-weight-asian="normal" style:font-name-complex="Liberation Serif1" style:font-size-complex="8pt" style:font-weight-complex="normal"/>
    </style:style>
    <style:style style:name="P29" style:family="paragraph" style:parent-style-name="Standard">
      <style:paragraph-properties fo:text-align="center" style:justify-single-word="false"/>
      <style:text-properties style:font-name="Liberation Serif" fo:font-size="8pt" style:text-underline-style="none" fo:font-weight="normal" officeooo:rsid="00650c8c" officeooo:paragraph-rsid="000a4bda" style:font-name-asian="Liberation Serif1" style:font-size-asian="8pt" style:font-weight-asian="normal" style:font-name-complex="Liberation Serif1" style:font-size-complex="8pt" style:font-weight-complex="normal"/>
    </style:style>
    <style:style style:name="P30" style:family="paragraph" style:parent-style-name="Standard">
      <style:paragraph-properties fo:text-align="center" style:justify-single-word="false"/>
      <style:text-properties style:text-line-through-style="none" style:text-line-through-type="none" style:font-name="Noto Serif" fo:font-size="6pt" fo:font-style="italic" fo:font-weight="normal" officeooo:rsid="001c3edd" officeooo:paragraph-rsid="000a4bda" style:font-size-asian="6pt" style:font-style-asian="italic" style:font-weight-asian="normal" style:font-size-complex="6pt" style:font-style-complex="italic" style:font-weight-complex="normal"/>
    </style:style>
    <style:style style:name="P31"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32"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34" style:family="paragraph">
      <style:paragraph-properties fo:text-align="justify"/>
    </style:style>
    <style:style style:name="P35" style:family="paragraph">
      <loext:graphic-properties draw:fill="none" draw:fill-color="#ffffff"/>
      <style:paragraph-properties fo:text-align="justify"/>
      <style:text-properties fo:font-size="9pt" style:font-size-asian="9pt" style:font-size-complex="9pt"/>
    </style:style>
    <style:style style:name="P36" style:family="paragraph">
      <loext:graphic-properties draw:fill="none" draw:fill-color="#ffffff"/>
      <style:text-properties fo:font-size="8pt" style:font-size-asian="8pt" style:font-size-complex="8pt"/>
    </style:style>
    <style:style style:name="P37"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38" style:family="paragraph">
      <loext:graphic-properties draw:fill="none" draw:fill-color="#000000"/>
    </style:style>
    <style:style style:name="P39"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40"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agraph-properties fo:text-align="start"/>
    </style:style>
    <style:style style:name="P42"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43" style:family="paragraph">
      <loext:graphic-properties draw:fill="none" draw:fill-color="#ffffff"/>
      <style:text-properties style:font-name="Cantarell Thin" fo:font-size="66pt" style:font-size-asian="66pt" style:font-size-complex="66pt"/>
    </style:style>
    <style:style style:name="P44" style:family="paragraph">
      <style:paragraph-properties fo:text-align="center"/>
    </style:style>
    <style:style style:name="P45" style:family="paragraph">
      <loext:graphic-properties draw:fill="none" draw:fill-color="#ffffff"/>
      <style:paragraph-properties fo:text-align="center"/>
      <style:text-properties style:font-name="Cantarell" fo:font-size="8pt" style:font-size-asian="8pt" style:font-size-complex="8pt"/>
    </style:style>
    <style:style style:name="P46"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47" style:family="paragraph">
      <loext:graphic-properties draw:fill="solid" draw:fill-color="#000000"/>
      <style:text-properties fo:font-size="12pt"/>
    </style:style>
    <style:style style:name="P48" style:family="paragraph">
      <loext:graphic-properties draw:fill="solid" draw:fill-color="#000000"/>
    </style:style>
    <style:style style:name="P49" style:family="paragraph">
      <loext:graphic-properties draw:fill="none" draw:fill-color="#ffffff"/>
      <style:text-properties fo:font-size="10pt" style:font-size-asian="10pt" style:font-size-complex="10pt"/>
    </style:style>
    <style:style style:name="P50" style:family="paragraph">
      <loext:graphic-properties draw:fill="none" draw:fill-color="#ffffff"/>
      <style:text-properties fo:font-size="9pt" style:font-size-asian="9pt" style:font-size-complex="9pt"/>
    </style:style>
    <style:style style:name="T1" style:family="text">
      <style:text-properties fo:color="#000000" style:text-line-through-style="none" style:text-line-through-type="none" fo:font-style="normal" style:font-style-asian="normal" style:font-style-complex="normal"/>
    </style:style>
    <style:style style:name="T2" style:family="text">
      <style:text-properties fo:color="#000000" style:text-line-through-style="none" style:text-line-through-type="none" fo:font-style="normal" officeooo:rsid="000a4bda" style:font-style-asian="normal" style:font-style-complex="normal"/>
    </style:style>
    <style:style style:name="T3" style:family="text">
      <style:text-properties officeooo:rsid="0000ef18"/>
    </style:style>
    <style:style style:name="T4" style:family="text">
      <style:text-properties style:text-underline-style="none"/>
    </style:style>
    <style:style style:name="T5" style:family="text">
      <style:text-properties style:text-underline-style="none" officeooo:rsid="0002bde1"/>
    </style:style>
    <style:style style:name="T6" style:family="text">
      <style:text-properties officeooo:rsid="0002bde1"/>
    </style:style>
    <style:style style:name="T7" style:family="text">
      <style:text-properties officeooo:rsid="001c1fec"/>
    </style:style>
    <style:style style:name="T8" style:family="text">
      <style:text-properties officeooo:rsid="009881d1"/>
    </style:style>
    <style:style style:name="T9" style:family="text">
      <style:text-properties officeooo:rsid="00286e76"/>
    </style:style>
    <style:style style:name="T10" style:family="text">
      <style:text-properties officeooo:rsid="002a58a6"/>
    </style:style>
    <style:style style:name="T11" style:family="text">
      <style:text-properties officeooo:rsid="002cf06a"/>
    </style:style>
    <style:style style:name="T12" style:family="text">
      <style:text-properties style:font-name="Liberation Serif1" officeooo:rsid="002cf06a" style:font-name-asian="Liberation Serif1" style:font-name-complex="Liberation Serif1"/>
    </style:style>
    <style:style style:name="T13" style:family="text">
      <style:text-properties style:font-name="Liberation Serif1" officeooo:rsid="002f48ef" style:font-name-asian="Liberation Serif1" style:font-name-complex="Liberation Serif1"/>
    </style:style>
    <style:style style:name="T14"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5" style:family="text">
      <style:text-properties style:font-name="Liberation Serif1" style:text-underline-style="solid" style:text-underline-width="auto" style:text-underline-color="font-color" officeooo:rsid="004e0893"/>
    </style:style>
    <style:style style:name="T16" style:family="text">
      <style:text-properties style:font-name="Liberation Serif1" officeooo:rsid="0043789c"/>
    </style:style>
    <style:style style:name="T17" style:family="text">
      <style:text-properties style:font-name-asian="Liberation Serif1" style:font-name-complex="Liberation Serif1"/>
    </style:style>
    <style:style style:name="T18" style:family="text">
      <style:text-properties officeooo:rsid="002f48ef" style:font-name-asian="Liberation Serif1" style:font-name-complex="Liberation Serif1"/>
    </style:style>
    <style:style style:name="T19" style:family="text">
      <style:text-properties officeooo:rsid="000a4bda" style:font-name-asian="Liberation Serif1" style:font-name-complex="Liberation Serif1"/>
    </style:style>
    <style:style style:name="T20" style:family="text">
      <style:text-properties fo:font-weight="bold" style:font-weight-asian="bold" style:font-weight-complex="bold"/>
    </style:style>
    <style:style style:name="T21" style:family="text">
      <style:text-properties fo:font-weight="bold" officeooo:rsid="0043789c" style:font-weight-asian="bold" style:font-weight-complex="bold"/>
    </style:style>
    <style:style style:name="T22" style:family="text">
      <style:text-properties fo:font-weight="bold" officeooo:rsid="004e0893" style:font-weight-asian="bold" style:font-weight-complex="bold"/>
    </style:style>
    <style:style style:name="T23" style:family="text">
      <style:text-properties fo:font-weight="bold" officeooo:rsid="004c5abc" style:font-weight-asian="bold" style:font-weight-complex="bold"/>
    </style:style>
    <style:style style:name="T24" style:family="text">
      <style:text-properties fo:font-weight="bold" officeooo:rsid="0050a69e" style:font-weight-asian="bold" style:font-weight-complex="bold"/>
    </style:style>
    <style:style style:name="T25" style:family="text">
      <style:text-properties fo:font-weight="bold" officeooo:rsid="005128fe" style:font-weight-asian="bold" style:font-weight-complex="bold"/>
    </style:style>
    <style:style style:name="T26" style:family="text">
      <style:text-properties fo:font-weight="bold" officeooo:rsid="0058a558"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4e0893" style:font-weight-asian="bold" style:font-weight-complex="bold"/>
    </style:style>
    <style:style style:name="T29" style:family="text">
      <style:text-properties style:text-underline-style="solid" style:text-underline-width="auto" style:text-underline-color="font-color" fo:font-weight="bold" officeooo:rsid="0050a69e" style:font-weight-asian="bold" style:font-weight-complex="bold"/>
    </style:style>
    <style:style style:name="T30" style:family="text">
      <style:text-properties style:text-underline-style="solid" style:text-underline-width="auto" style:text-underline-color="font-color" fo:font-weight="bold" officeooo:rsid="005128fe" style:font-weight-asian="bold" style:font-weight-complex="bold"/>
    </style:style>
    <style:style style:name="T31" style:family="text">
      <style:text-properties style:text-underline-style="solid" style:text-underline-width="auto" style:text-underline-color="font-color" fo:font-weight="bold" officeooo:rsid="0058a558" style:font-weight-asian="bold" style:font-weight-complex="bold"/>
    </style:style>
    <style:style style:name="T32" style:family="text">
      <style:text-properties style:text-underline-style="solid" style:text-underline-width="auto" style:text-underline-color="font-color" fo:font-weight="bold" officeooo:rsid="0058c38d" style:font-weight-asian="bold" style:font-weight-complex="bold"/>
    </style:style>
    <style:style style:name="T33" style:family="text">
      <style:text-properties style:text-underline-style="solid" style:text-underline-width="auto" style:text-underline-color="font-color" officeooo:rsid="00406a38"/>
    </style:style>
    <style:style style:name="T34" style:family="text">
      <style:text-properties style:text-underline-style="solid" style:text-underline-width="auto" style:text-underline-color="font-color" officeooo:rsid="004e0893"/>
    </style:style>
    <style:style style:name="T35" style:family="text">
      <style:text-properties officeooo:rsid="0043789c"/>
    </style:style>
    <style:style style:name="T36" style:family="text">
      <style:text-properties officeooo:rsid="003d2a43"/>
    </style:style>
    <style:style style:name="T37" style:family="text">
      <style:text-properties officeooo:rsid="00406a38"/>
    </style:style>
    <style:style style:name="T38" style:family="text">
      <style:text-properties fo:font-weight="normal" officeooo:rsid="00406a38" style:font-weight-asian="normal" style:font-weight-complex="normal"/>
    </style:style>
    <style:style style:name="T39" style:family="text">
      <style:text-properties fo:font-weight="normal" officeooo:rsid="00456545" style:font-weight-asian="normal" style:font-weight-complex="normal"/>
    </style:style>
    <style:style style:name="T40" style:family="text">
      <style:text-properties fo:font-weight="normal" officeooo:rsid="00472fd6" style:font-weight-asian="normal" style:font-weight-complex="normal"/>
    </style:style>
    <style:style style:name="T41" style:family="text">
      <style:text-properties fo:font-weight="normal" officeooo:rsid="004c5abc" style:font-weight-asian="normal" style:font-weight-complex="normal"/>
    </style:style>
    <style:style style:name="T42" style:family="text">
      <style:text-properties fo:font-weight="normal" officeooo:rsid="009ae8ea" style:font-weight-asian="normal" style:font-weight-complex="normal"/>
    </style:style>
    <style:style style:name="T43" style:family="text">
      <style:text-properties fo:font-weight="normal" officeooo:rsid="000b8350" style:font-weight-asian="normal" style:font-weight-complex="normal"/>
    </style:style>
    <style:style style:name="T44" style:family="text">
      <style:text-properties officeooo:rsid="004e0893"/>
    </style:style>
    <style:style style:name="T45" style:family="text">
      <style:text-properties officeooo:rsid="0091f2e6"/>
    </style:style>
    <style:style style:name="T46" style:family="text">
      <style:text-properties officeooo:rsid="00b370ac"/>
    </style:style>
    <style:style style:name="T47" style:family="text">
      <style:text-properties officeooo:rsid="002f48ef"/>
    </style:style>
    <style:style style:name="T48" style:family="text">
      <style:text-properties officeooo:rsid="006198ab"/>
    </style:style>
    <style:style style:name="T49" style:family="text">
      <style:text-properties officeooo:rsid="00291d8c"/>
    </style:style>
    <style:style style:name="T50" style:family="text">
      <style:text-properties officeooo:rsid="000a4bda"/>
    </style:style>
    <style:style style:name="T51"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size="9pt" style:text-underline-style="solid" style:text-underline-width="auto" style:text-underline-color="font-color" style:font-size-asian="9pt" style:font-size-complex="9pt"/>
    </style:style>
    <style:style style:name="T54" style:family="text">
      <style:text-properties fo:font-size="9pt" style:font-size-asian="9pt" style:font-size-complex="9pt"/>
    </style:style>
    <style:style style:name="T55" style:family="text">
      <style:text-properties fo:font-size="8pt" style:font-size-asian="8pt" style:font-size-complex="8pt"/>
    </style:style>
    <style:style style:name="T56"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57" style:family="text">
      <style:text-properties fo:font-size="10pt" fo:font-style="italic" fo:font-weight="bold" style:font-size-asian="10pt" style:font-style-asian="italic" style:font-weight-asian="bold" style:font-size-complex="10pt" style:font-style-complex="italic" style:font-weight-complex="bold"/>
    </style:style>
    <style:style style:name="T58" style:family="text">
      <style:text-properties style:font-name="Cantarell" fo:font-size="8pt" style:text-underline-style="none" fo:font-weight="bold" style:font-size-asian="8pt" style:font-weight-asian="bold" style:font-size-complex="8pt" style:font-weight-complex="bold"/>
    </style:style>
    <style:style style:name="T59"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60" style:family="text">
      <style:text-properties style:font-name="Cantarell" fo:font-size="6pt" style:text-underline-style="none" fo:font-weight="normal" style:font-size-asian="6pt" style:font-weight-asian="normal" style:font-size-complex="6pt" style:font-weight-complex="normal"/>
    </style:style>
    <style:style style:name="T61" style:family="text">
      <style:text-properties style:font-name="Liberation Sans Narrow" fo:font-size="7pt" style:text-underline-style="none" fo:font-weight="bold" style:font-size-asian="7pt" style:font-weight-asian="bold" style:font-size-complex="7pt" style:font-weight-complex="bold"/>
    </style:style>
    <style:style style:name="T62" style:family="text">
      <style:text-properties style:font-name="Cantarell Thin" fo:font-size="66pt" style:font-size-asian="66pt" style:font-size-complex="66pt"/>
    </style:style>
    <style:style style:name="T63" style:family="text">
      <style:text-properties style:font-name="Cantarell" fo:font-size="7pt" style:text-underline-style="none" fo:font-weight="bold" style:font-size-asian="7pt" style:font-weight-asian="bold" style:font-size-complex="7pt" style:font-weight-complex="bold"/>
    </style:style>
    <style:style style:name="T64"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65"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66"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02in" style:run-through="foreground"/>
    </style:style>
    <style:style style:name="gr13"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028in" style:run-through="foreground"/>
    </style:style>
    <style:style style:name="gr15" style:family="graphic">
      <style:graphic-properties draw:stroke="none" svg:stroke-color="#000000" draw:fill="none" draw:fill-color="#ffffff" fo:min-height="0.9429in" style:run-through="foreground"/>
    </style:style>
    <style:style style:name="gr16"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17"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18"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proof of the existence of perfect secrecy through all-way functions</text:p>
      <text:p text:style-name="P4">and computational difficulty through multi-way functions</text:p>
      <text:p text:style-name="P4">in cryptography</text:p>
      <text:p text:style-name="P6"/>
      <text:p text:style-name="P6"/>
      <text:p text:style-name="P6"/>
      <text:p text:style-name="P7">Perfect secrecy through all-way functions</text:p>
      <text:p text:style-name="P13"/>
      <text:p text:style-name="P9"><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3">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16"/>
      <text:p text:style-name="P14"><text:span text:style-name="T4"><text:s text:c="15"/></text:span>Ten-symbol addition possibilities of (a+b) mod 1<text:span text:style-name="T6">0</text:span><text:span text:style-name="T5"> <text:s text:c="41"/></text:span><text:span text:style-name="T6">Three-symbol addition possibilities</text:span></text:p>
      <text:p text:style-name="P14"><draw:frame draw:style-name="fr1" draw:name="Object2" text:anchor-type="paragraph" svg:x="1.7709in" svg:y="0.0425in" svg:width="1.5591in" svg:height="1.5429in" draw:z-index="14"><draw:object xlink:href="./Object 2" xlink:type="simple" xlink:show="embed" xlink:actuate="onLoad"/><draw:image xlink:href="./ObjectReplacements/Object 2" xlink:type="simple" xlink:show="embed" xlink:actuate="onLoad"/><svg:desc>OLE-object</svg:desc></draw:frame><draw:frame text:anchor-type="paragraph" draw:z-index="0" draw:name="Shape1" draw:style-name="gr1" draw:text-style-name="P32" svg:width="1.5524in" svg:height="1.4386in" svg:x="0.1654in" svg:y="0.0374in"><draw:text-box><text:p text:style-name="P31"><text:span text:style-name="T51">There are ten of </text:span><text:span text:style-name="T51">each digit in the </text:span><text:span text:style-name="T51">grid. Every </text:span><text:span text:style-name="T51">column and row </text:span><text:span text:style-name="T51">contains one of </text:span><text:span text:style-name="T51">each digit. Every </text:span><text:span text:style-name="T51">digit yields ten </text:span><text:span text:style-name="T51">different digits. If </text:span><text:span text:style-name="T51">only one value is </text:span><text:span text:style-name="T51">known, the other </text:span><text:span text:style-name="T51">two are unknown. </text:span><text:span text:style-name="T51">If two values are </text:span><text:span text:style-name="T51">known, the third </text:span><text:span text:style-name="T51">can be logically </text:span><text:span text:style-name="T51">deduced. There </text:span><text:span text:style-name="T51">are 10</text:span><text:span text:style-name="T52">2</text:span><text:span text:style-name="T51"> total </text:span><text:span text:style-name="T51">outputs.</text:span></text:p></draw:text-box></draw:frame><draw:frame text:anchor-type="paragraph" draw:z-index="1" draw:name="Shape2" draw:style-name="gr2" draw:text-style-name="P33" svg:width="0.9496in" svg:height="0.2713in" svg:x="4.222in" svg:y="0.1118in"><draw:text-box><text:p><text:span text:style-name="T53">plaintext</text:span></text:p></draw:text-box></draw:frame><draw:frame text:anchor-type="paragraph" draw:z-index="3" draw:name="Shape4" draw:style-name="gr4" draw:text-style-name="P35" svg:width="1.7398in" svg:height="1.8543in" svg:x="5.0299in" svg:y="0.0382in"><draw:text-box><text:p text:style-name="P34"><text:span text:style-name="T54">Similar rules apply for any </text:span><text:span text:style-name="T54">number of symbols. Here, </text:span><text:span text:style-name="T54">for every output symbol, </text:span><text:span text:style-name="T54">three possible input pairs </text:span><text:span text:style-name="T54">exist and this does not </text:span><text:span text:style-name="T54">exceed deductive reasoning. </text:span><text:span text:style-name="T54">For every guess key </text:span><text:span text:style-name="T54">symbol, only one plaintext </text:span><text:span text:style-name="T54">symbol is made responsible </text:span><text:span text:style-name="T54">and for every guess </text:span><text:span text:style-name="T54">plaintext symbol, only one </text:span><text:span text:style-name="T54">key symbol is made </text:span><text:span text:style-name="T54">responsible.</text:span></text:p></draw:text-box></draw:frame></text:p>
      <text:p text:style-name="P14"><draw:frame draw:style-name="fr1" draw:name="Object3" text:anchor-type="paragraph" svg:x="3.7134in" svg:y="0.1201in" svg:width="1.5217in" svg:height="1.5055in" draw:z-index="15"><draw:object xlink:href="./Object 3" xlink:type="simple" xlink:show="embed" xlink:actuate="onLoad"/><draw:image xlink:href="./ObjectReplacements/Object 3" xlink:type="simple" xlink:show="embed" xlink:actuate="onLoad"/><svg:desc>OLE-object</svg:desc></draw:frame></text:p>
      <text:p text:style-name="P14"><draw:frame text:anchor-type="paragraph" draw:z-index="2" draw:name="Shape3" draw:style-name="gr3" draw:text-style-name="P33" svg:width="0.9488in" svg:height="0.2504in" draw:transform="rotate (1.5709708597201) translate (3.55625in 1.025in)"><draw:text-box><text:p><text:span text:style-name="T53">key symbol</text:span></text:p></draw:text-box></draw:frame></text:p>
      <text:p text:style-name="P14"/>
      <text:p text:style-name="P14"/>
      <text:p text:style-name="P14"/>
      <text:p text:style-name="P14"/>
      <text:p text:style-name="P14"/>
      <text:p text:style-name="P14"/>
      <text:p text:style-name="P14"/>
      <text:p text:style-name="P14"/>
      <text:p text:style-name="P14"/>
      <text:p text:style-name="P15"><text:span text:style-name="T4"><text:s text:c="15"/></text:span>Encryption sample for ten symbols</text:p>
      <text:p text:style-name="P15"><draw:frame draw:style-name="fr1" draw:name="Object4" text:anchor-type="paragraph" svg:x="2.7598in" svg:y="0.0118in" svg:width="4.1575in" svg:height="0.9in" draw:z-index="16"><draw:object xlink:href="./Object 4" xlink:type="simple" xlink:show="embed" xlink:actuate="onLoad"/><draw:image xlink:href="./ObjectReplacements/Object 4" xlink:type="simple" xlink:show="embed" xlink:actuate="onLoad"/><svg:desc>OLE-object</svg:desc></draw:frame><draw:frame text:anchor-type="paragraph" draw:z-index="4" draw:name="Shape5" draw:style-name="gr5" draw:text-style-name="P35" svg:width="1.3543in" svg:height="1.3441in" svg:x="0.1547in" svg:y="0.0654in"><draw:text-box><text:p text:style-name="P34"><text:span text:style-name="T54">The output stream </text:span><text:span text:style-name="T54">borrows random </text:span><text:span text:style-name="T54">information from the </text:span><text:span text:style-name="T54">key therefore </text:span><text:span text:style-name="T54">repetitive data does </text:span><text:span text:style-name="T54">not degrade file </text:span><text:span text:style-name="T54">randomness as </text:span><text:span text:style-name="T54">shown where the </text:span><text:span text:style-name="T54">plaintext repeats </text:span><text:span text:style-name="T54">excessively.</text:span></text:p></draw:text-box></draw:frame><draw:frame text:anchor-type="paragraph" draw:z-index="5" draw:name="Shape6" draw:style-name="gr6" draw:text-style-name="P36" svg:width="1.1295in" svg:height="0.3024in" svg:x="1.7547in" svg:y="0.1425in"><draw:text-box><text:p><text:span text:style-name="T55">random disposable </text:span><text:span text:style-name="T55">key =</text:span></text:p></draw:text-box></draw:frame></text:p>
      <text:p text:style-name="P15"/>
      <text:p text:style-name="P15"><draw:frame text:anchor-type="paragraph" draw:z-index="6" draw:name="Shape7" draw:style-name="gr7" draw:text-style-name="P36" svg:width="1.0941in" svg:height="0.2504in" svg:x="1.8839in" svg:y="0.1126in"><draw:text-box><text:p><text:span text:style-name="T55">plaintext in base ten =</text:span></text:p></draw:text-box></draw:frame></text:p>
      <text:p text:style-name="P15"/>
      <text:p text:style-name="P15"><draw:frame text:anchor-type="paragraph" draw:z-index="7" draw:name="Shape8" draw:style-name="gr8" draw:text-style-name="P36" svg:width="0.9169in" svg:height="0.2579in" svg:x="2.0193in" svg:y="0.0783in"><draw:text-box><text:p><text:span text:style-name="T55">ciphertext output =</text:span></text:p></draw:text-box></draw:frame></text:p>
      <text:p text:style-name="P15"><draw:custom-shape text:anchor-type="paragraph" draw:z-index="9" draw:name="Shape10" draw:style-name="gr10" draw:text-style-name="P38"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frame text:anchor-type="paragraph" draw:z-index="8" draw:name="Shape9" draw:style-name="gr9" draw:text-style-name="P37" svg:width="1.3961in" svg:height="0.2398in" svg:x="2.5126in" svg:y="0.0555in"><draw:text-box><text:p><text:span text:style-name="T56">(7+7) mod 10 = 4</text:span></text:p></draw:text-box></draw:frame></text:p>
      <text:p text:style-name="P15"/>
      <text:p text:style-name="P10"><text:s text:c="8"/><text:span text:style-name="T7">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11"><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10"><text:s text:c="8"/><text:span text:style-name="T8">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17"/>
      <text:p text:style-name="P17"/>
      <text:p text:style-name="P8">Computational difficulty through multi-way functions</text:p>
      <text:p text:style-name="P18"/>
      <text:p text:style-name="P12"><text:s text:c="8"/>So far, perfect secrecy has been shown to exist for all-way functions where privately shared keys are used only once and demolished effectively. <text:span text:style-name="T9">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12"><text:s text:c="8"/><text:span text:style-name="T10">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12"><text:s text:c="8"/><text:span text:style-name="T11">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2">≠</text:span><text:span text:style-name="T13">NP.</text:span></text:p>
      <text:p text:style-name="P19"/>
      <text:p text:style-name="P19"/>
      <text:p text:style-name="P19"/>
      <text:p text:style-name="P1"/>
      <text:p text:style-name="P1"/>
      <text:p text:style-name="P3"><text:span text:style-name="T18">P</text:span><text:span text:style-name="T17">age </text:span><text:span text:style-name="T19">1</text:span><text:span text:style-name="T17"> of </text:span><text:span text:style-name="T19">3</text:span></text:p>
      <text:p text:style-name="P20"><text:soft-page-break/><text:span text:style-name="T20">1. </text:span><text:span text:style-name="T27">All-way functions</text:span><text:span text:style-name="T35"> – Solutions</text:span><text:span text:style-name="T21"> </text:span>to all-way functions all come to the same conclusion. <text:span text:style-name="T36">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20"/>
      <text:p text:style-name="P27"><text:span text:style-name="T37">2</text:span>. <text:span text:style-name="T33">Multi-way functions</text:span><text:span text:style-name="T38"> – As with all-way functions, solutions to multi-way functions all come to the same conclusion. </text:span><text:span text:style-name="T39">For example: the hash to which multiple expected strings purposely correspond, where one of those string</text:span><text:span text:style-name="T43">s</text:span><text:span text:style-name="T39"> may be the intended message or key. And one string solution does not necessarily reveal </text:span><text:span text:style-name="T40">another. </text:span><text:span text:style-name="T41">There may or may not be a shortcut to each one of those solutions, however, no shortcut exists for the one intended solution where keys are transformed, and the message is represented using multiple symbols strung together (see </text:span><text:span text:style-name="T42">Encryption sample for ten digits</text:span><text:span text:style-name="T41">.) Intended solutions are defined by the generated key and its ongoing transformations. On the other hand one-way functions are not born intertwined and normally do not contain other plausible information on their own.</text:span></text:p>
      <text:p text:style-name="P21"/>
      <text:p text:style-name="P20"><text:span text:style-name="T22">3</text:span><text:span text:style-name="T23">. </text:span><text:span text:style-name="T28">P</text:span><text:span text:style-name="T14">≠</text:span><text:span text:style-name="T28">NP is both proven and unproven</text:span><text:span text:style-name="T35"> –</text:span></text:p>
      <text:p text:style-name="P20"><text:span text:style-name="T34">P</text:span><text:span text:style-name="T15">≠</text:span><text:span text:style-name="T34">NP is unproven</text:span><text:span text:style-name="T44">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20"><text:span text:style-name="T34">P</text:span><text:span text:style-name="T15">≠</text:span><text:span text:style-name="T34">NP is proven</text:span><text:span text:style-name="T44">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20"/>
      <text:p text:style-name="P20"><text:span text:style-name="T24">4</text:span><text:span text:style-name="T20">. </text:span><text:span text:style-name="T29">The</text:span><text:span text:style-name="T27"> </text:span><text:span text:style-name="T29">cryptography community is satisfied either way</text:span><text:span text:style-name="T35">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6">≠</text:span><text:span text:style-name="T35">NP has been proven, cryptographers can finally rest assured that perfect secrecy and computational difficulty is possible and here to stay!</text:span></text:p>
      <text:p text:style-name="P20"/>
      <text:p text:style-name="P20"><text:span text:style-name="T25">5</text:span><text:span text:style-name="T20">. </text:span><text:span text:style-name="T30">One</text:span><text:span text:style-name="T27">-way functio</text:span><text:span text:style-name="T30">ns are probably out of the question</text:span><text:span text:style-name="T35">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22"><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45">t</text:span>cut functionality is constructed—at least for some interval, set, or special cases.</text:p>
      <text:p text:style-name="P23"><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46">(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23"/>
      <text:p text:style-name="P23"/>
      <text:p text:style-name="P23"/>
      <text:p text:style-name="P23"/>
      <text:p text:style-name="P23"/>
      <text:p text:style-name="P2"><text:span text:style-name="T47">P</text:span>age <text:span text:style-name="T50">2</text:span> of <text:span text:style-name="T50">3</text:span></text:p>
      <text:p text:style-name="P20"><text:soft-page-break/><text:span text:style-name="T26">6</text:span><text:span text:style-name="T20">. </text:span><text:span text:style-name="T31">Computational difficulty in multi-way functions curated for public</text:span><text:span text:style-name="T32">l</text:span><text:span text:style-name="T31">y-verifiable authorized-onl</text:span><text:span text:style-name="T32">y </text:span><text:span text:style-name="T31">systems</text:span><text:span text:style-name="T35">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20"/>
      <text:p text:style-name="P20"><draw:g text:anchor-type="paragraph" draw:z-index="12" draw:style-name="gr11"><draw:frame draw:name="Shape11" draw:style-name="gr14" draw:text-style-name="P43" svg:width="1.0685in" svg:height="1.1031in" draw:transform="rotate (-1.5707963267949) translate (1.88263888888889in 1.00833333333333in)"><draw:text-box><text:p><text:span text:style-name="T62">{</text:span></text:p></draw:text-box></draw:frame><draw:frame draw:name="Shape11" draw:style-name="gr14" draw:text-style-name="P43" svg:width="1.0685in" svg:height="1.1031in" draw:transform="rotate (-1.5707963267949) translate (2.77083333333333in 1.00833333333333in)"><draw:text-box><text:p><text:span text:style-name="T62">{</text:span></text:p></draw:text-box></draw:frame><draw:frame draw:name="Shape11" draw:style-name="gr14" draw:text-style-name="P43" svg:width="1.0685in" svg:height="1.1031in" draw:transform="rotate (-1.5707963267949) translate (3.65555555555556in 1.00833333333333in)"><draw:text-box><text:p><text:span text:style-name="T62">{</text:span></text:p></draw:text-box></draw:frame><draw:frame draw:name="Shape11" draw:style-name="gr14" draw:text-style-name="P43" svg:width="1.0685in" svg:height="1.1031in" draw:transform="rotate (-1.5707963267949) translate (4.54236111111111in 1.00833333333333in)"><draw:text-box><text:p><text:span text:style-name="T62">{</text:span></text:p></draw:text-box></draw:frame><draw:frame draw:name="Shape11" draw:style-name="gr14" draw:text-style-name="P43" svg:width="1.0685in" svg:height="1.1031in" draw:transform="rotate (-1.5707963267949) translate (5.43194444444444in 1.00833333333333in)"><draw:text-box><text:p><text:span text:style-name="T62">{</text:span></text:p></draw:text-box></draw:frame><draw:frame draw:name="Shape11" draw:style-name="gr14" draw:text-style-name="P43" svg:width="1.0685in" svg:height="1.1031in" draw:transform="rotate (-1.5707963267949) translate (6.32013888888889in 1.00833333333333in)"><draw:text-box><text:p><text:span text:style-name="T62">{</text:span></text:p></draw:text-box></draw:frame><draw:frame draw:name="Shape11" draw:style-name="gr14" draw:text-style-name="P43" svg:width="1.0685in" svg:height="1.1031in" draw:transform="rotate (1.5707963267949) translate (1.5in 2.70347222222222in)"><draw:text-box><text:p><text:span text:style-name="T62">{</text:span></text:p></draw:text-box></draw:frame><draw:frame draw:name="Shape11" draw:style-name="gr14" draw:text-style-name="P43" svg:width="1.0685in" svg:height="1.1031in" draw:transform="rotate (1.5707963267949) translate (3.27638888888889in 2.70347222222222in)"><draw:text-box><text:p><text:span text:style-name="T62">{</text:span></text:p></draw:text-box></draw:frame><draw:frame draw:name="Shape11" draw:style-name="gr14" draw:text-style-name="P43" svg:width="1.0685in" svg:height="1.1031in" draw:transform="rotate (1.5707963267949) translate (5.04930555555556in 2.70347222222222in)"><draw:text-box><text:p><text:span text:style-name="T62">{</text:span></text:p></draw:text-box></draw:frame><draw:frame draw:name="Shape14" draw:style-name="gr15" draw:text-style-name="P45" svg:width="0.8835in" svg:height="0.9433in" svg:x="6.1209in" svg:y="0.1244in"><draw:text-box><text:p text:style-name="P44"><text:span text:style-name="T58">-</text:span><text:span text:style-name="T63"> </text:span><text:span text:style-name="T64">Transformation</text:span><text:span text:style-name="T63"> </text:span></text:p><text:p text:style-name="P44"><text:span text:style-name="T63"><text:s text:c="2"/></text:span><text:span text:style-name="T64">determinant</text:span></text:p></draw:text-box></draw:frame><draw:frame draw:name="Shape14" draw:style-name="gr15" draw:text-style-name="P42" svg:width="0.8835in" svg:height="0.9433in" svg:x="6.1728in" svg:y="1.3008in"><draw:text-box><text:p text:style-name="P41"><text:span text:style-name="T58">- </text:span><text:span text:style-name="T59">Key</text:span></text:p></draw:text-box></draw:frame><draw:frame draw:name="Shape14" draw:style-name="gr15" draw:text-style-name="P42" svg:width="0.8835in" svg:height="0.9433in" svg:x="6.1728in" svg:y="1.7709in"><draw:text-box><text:p text:style-name="P41"><text:span text:style-name="T58">- </text:span><text:span text:style-name="T59">Plaintext</text:span></text:p></draw:text-box></draw:frame><draw:frame draw:name="Shape14" draw:style-name="gr15" draw:text-style-name="P46" svg:width="0.8835in" svg:height="0.9433in" svg:x="1.1961in" svg:y="0.8181in"><draw:text-box><text:p text:style-name="P41"><text:span text:style-name="T65">key</text:span></text:p></draw:text-box></draw:frame><draw:frame draw:name="Shape14" draw:style-name="gr15" draw:text-style-name="P46" svg:width="0.8835in" svg:height="0.9433in" svg:x="2.048in" svg:y="0.8181in"><draw:text-box><text:p text:style-name="P41"><text:span text:style-name="T65">t(key)</text:span></text:p></draw:text-box></draw:frame><draw:frame draw:name="Shape14" draw:style-name="gr15" draw:text-style-name="P46" svg:width="0.8835in" svg:height="0.9433in" svg:x="2.9315in" svg:y="0.8181in"><draw:text-box><text:p text:style-name="P41"><text:span text:style-name="T65">t(key)</text:span></text:p></draw:text-box></draw:frame><draw:frame draw:name="Shape14" draw:style-name="gr15" draw:text-style-name="P46" svg:width="0.8835in" svg:height="0.9433in" svg:x="3.8146in" svg:y="0.8181in"><draw:text-box><text:p text:style-name="P41"><text:span text:style-name="T65">t(key)</text:span></text:p></draw:text-box></draw:frame><draw:frame draw:name="Shape14" draw:style-name="gr15" draw:text-style-name="P46" svg:width="0.8835in" svg:height="0.9433in" svg:x="4.698in" svg:y="0.8181in"><draw:text-box><text:p text:style-name="P41"><text:span text:style-name="T65">t(key)</text:span></text:p></draw:text-box></draw:frame><draw:frame draw:name="Shape14" draw:style-name="gr15" draw:text-style-name="P46" svg:width="0.8835in" svg:height="0.9433in" svg:x="5.5815in" svg:y="0.828in"><draw:text-box><text:p text:style-name="P41"><text:span text:style-name="T65">t(key)</text:span></text:p></draw:text-box></draw:frame><draw:custom-shape draw:name="Shape15" draw:style-name="gr16" draw:text-style-name="P47"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8"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8"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8"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8"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1" draw:name="Object5" text:anchor-type="paragraph" svg:x="0.0071in" svg:y="0.0283in" svg:width="6.2661in" svg:height="2.4866in" draw:z-index="13"><draw:object xlink:href="./Object 1" xlink:type="simple" xlink:show="embed" xlink:actuate="onLoad"/><draw:image xlink:href="./ObjectReplacements/Object 1" xlink:type="simple" xlink:show="embed" xlink:actuate="onLoad"/><svg:desc>OLE-object</svg:desc></draw:frame><draw:frame text:anchor-type="paragraph" draw:z-index="11" draw:name="Shape14" draw:style-name="gr13" draw:text-style-name="P42" svg:width="0.8835in" svg:height="0.9433in" svg:x="6.1728in" svg:y="2.252in"><draw:text-box><text:p text:style-name="P41"><text:span text:style-name="T58">- </text:span><text:span text:style-name="T59">Ciphertext</text:span></text:p><text:p text:style-name="P41"><text:span text:style-name="T60"><text:s text:c="2"/></text:span><text:span text:style-name="T61">(a+b) mod 10 = 3</text:span></text:p></draw:text-box></draw:frame><draw:frame text:anchor-type="paragraph" draw:z-index="17" draw:name="Shape28" draw:style-name="gr18" draw:text-style-name="P49" svg:width="0.3843in" svg:height="0.4433in" svg:x="5.7764in" svg:y="1.3043in"><draw:text-box><text:p><text:span text:style-name="T66">a</text:span></text:p></draw:text-box></draw:frame><draw:frame text:anchor-type="paragraph" draw:z-index="18" draw:name="Shape30" draw:style-name="gr19" draw:text-style-name="P50" svg:width="0.4559in" svg:height="0.4622in" svg:x="5.7752in" svg:y="1.7902in"><draw:text-box><text:p><text:span text:style-name="T54">b</text:span></text:p></draw:text-box></draw:frame></text:p>
      <text:p text:style-name="P20"><draw:g text:anchor-type="paragraph" draw:z-index="10" draw:style-name="gr11"><draw:frame draw:name="Shape12" draw:style-name="gr12" draw:text-style-name="P39" svg:width="0.6252in" svg:height="0.3606in" svg:x="2.0134in" svg:y="0.0591in"><draw:text-box><text:p><text:span text:style-name="T57">hot</text:span></text:p></draw:text-box></draw:frame><draw:frame draw:name="Shape12" draw:style-name="gr12" draw:text-style-name="P40" svg:width="0.6252in" svg:height="0.3606in" svg:x="3.7996in" svg:y="0.0591in"><draw:text-box><text:p><text:span text:style-name="T57">hot</text:span></text:p></draw:text-box></draw:frame><draw:frame draw:name="Shape12" draw:style-name="gr12" draw:text-style-name="P40" svg:width="0.6252in" svg:height="0.3606in" svg:x="5.5823in" svg:y="0.0591in"><draw:text-box><text:p><text:span text:style-name="T57">hot</text:span></text:p></draw:text-box></draw:frame></draw:g></text:p>
      <text:p text:style-name="P20"/>
      <text:p text:style-name="P20"/>
      <text:p text:style-name="P24"><text:s text:c="4"/><text:span text:style-name="T27">Transformation determinant</text:span><text:span text:style-name="T20">:</text:span> only the input values are random. They are the transformation guide in some built-in protocol. <text:span text:style-name="T27">Key</text:span><text:span text:style-name="T20">:</text:span> only the first sub-key is random. Its transformations are predeterminate from there. <text:span text:style-name="T27">Plaintext</text:span><text:span text:style-name="T20">:</text:span> strings can be identified and verified for their symbolic or numerical properties. <text:span text:style-name="T27">Ciphertext</text:span><text:span text:style-name="T20">:</text:span> multi-way function with sub-key to sub-function order correspondence.</text:p>
      <text:p text:style-name="P25"><text:s text:c="8"/>Cool sub-functions obfuscate random plaintext. Hot sub-functions obfuscate plaintext with identifying properties expected by the search priorities. For example, each sub-plaintext in a hot zone must be composed of contiguous primes of any length. <text:span text:style-name="T48">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25"><text:s text:c="8"/><text:span text:style-name="T48">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26"><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28"/>
      <text:p text:style-name="P28"/>
      <text:p text:style-name="P28"/>
      <text:p text:style-name="P28"/>
      <text:p text:style-name="P28"/>
      <text:p text:style-name="P28"/>
      <text:p text:style-name="P28"/>
      <text:p text:style-name="P5">Nikolay Valentinovich Repnitskiy</text:p>
      <text:p text:style-name="P30">-WTFPLv2+ <text:span text:style-name="T49">(wtfpl.net)-</text:span></text:p>
      <text:p text:style-name="P29"/>
      <text:p text:style-name="P29"/>
      <text:p text:style-name="P29"/>
      <text:p text:style-name="P29"/>
      <text:p text:style-name="P1"><text:span text:style-name="T1">Page </text:span><text:span text:style-name="T2">3</text:span><text:span text:style-name="T1"> of </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antarell" svg:font-family="Cantarell" style:font-pitch="variable"/>
    <style:font-face style:name="Cantarell Thin" svg:font-family="'Cantarell Thin'" style:font-pitch="variable"/>
    <style:font-face style:name="Gentium Book Basic" svg:font-family="'Gentium Book Basic'" style:font-pitch="variable"/>
    <style:font-face style:name="Liberation Serif2" svg:font-family="'Liberation Serif'" style:font-pitch="variable"/>
    <style:font-face style:name="Linux Libertine Mono O" svg:font-family="'Linux Libertine Mono O'" style:font-pitch="variable"/>
    <style:font-face style:name="MathJax_Math" svg:font-family="MathJax_Math" style:font-pitch="variable"/>
    <style:font-face style:name="Symbola" svg:font-family="Symbola" style:font-pitch="variable"/>
    <style:font-face style:name="Liberation Serif4" svg:font-family="'Liberation Serif'" style:font-family-generic="modern"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14:16:53.986794278</meta:creation-date>
    <dc:date>2020-12-05T22:01:25.052324316</dc:date>
    <meta:editing-duration>PT4M57S</meta:editing-duration>
    <meta:editing-cycles>2</meta:editing-cycles>
    <meta:generator>LibreOffice/6.1.5.2$Linux_x86 LibreOffice_project/10$Build-2</meta:generator>
    <meta:document-statistic meta:table-count="0" meta:image-count="0" meta:object-count="4" meta:page-count="3" meta:paragraph-count="33" meta:word-count="1739" meta:character-count="11802" meta:non-whitespace-character-count="9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